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31T14:59:52.786827916</dc:date>
    <meta:editing-duration>PT2M24S</meta:editing-duration>
    <meta:editing-cycles>14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95183352387749">
                <text:p>1.95183352387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9518335238775">
                <text:p>1.9518335238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07980999479094">
                <text:p>0.9079809994790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794295781269561">
                <text:p>0.7942957812695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677475840490583">
                <text:p>0.6774758404905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557982212078458">
                <text:p>0.5579822120784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436286482793085">
                <text:p>0.4362864827930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312868930080462">
                <text:p>0.3128689300804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188216626637029">
                <text:p>0.1882166266370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0628215181562565">
                <text:p>0.06282151815625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062821518156256">
                <text:p>-0.062821518156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188216626637028">
                <text:p>-0.1882166266370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312868930080461">
                <text:p>-0.3128689300804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436286482793085">
                <text:p>-0.4362864827930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557982212078459">
                <text:p>-0.5579822120784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677475840490582">
                <text:p>-0.6774758404905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07980999479093">
                <text:p>-0.9079809994790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4142135623731">
                <text:p>-1.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